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10748d" officeooo:paragraph-rsid="0010748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officeooo:rsid="00088785" officeooo:paragraph-rsid="00088785" style:font-size-asian="13.1000003814697pt" style:font-size-complex="15pt"/>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db140" officeooo:paragraph-rsid="000db140" style:font-size-asian="15.75pt" style:font-weight-asian="bold" style:font-size-complex="18pt"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size="15pt" style:text-underline-style="none" fo:font-weight="normal" officeooo:rsid="000e95d4" officeooo:paragraph-rsid="000e95d4" style:font-size-asian="13.1000003814697pt" style:font-weight-asian="normal" style:font-size-complex="15pt" style:font-weight-complex="normal"/>
    </style:style>
    <style:style style:name="P5" style:family="paragraph" style:parent-style-name="Standard">
      <style:paragraph-properties fo:margin-left="0in" fo:margin-right="0in" fo:text-align="start" style:justify-single-word="false" fo:text-indent="0in" style:auto-text-indent="false"/>
      <style:text-properties fo:font-size="15pt" style:text-underline-style="none" fo:font-weight="normal" officeooo:rsid="0010748d" officeooo:paragraph-rsid="0010748d" style:font-size-asian="13.1000003814697pt" style:font-weight-asian="normal" style:font-size-complex="15pt"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6pt" style:text-underline-style="solid" style:text-underline-width="auto" style:text-underline-color="font-color" officeooo:rsid="000db140" officeooo:paragraph-rsid="000db140" style:font-size-asian="16pt" style:font-size-complex="16pt"/>
    </style:style>
    <style:style style:name="P7" style:family="paragraph" style:parent-style-name="Standard">
      <style:paragraph-properties fo:margin-left="0in" fo:margin-right="0in" fo:text-align="start" style:justify-single-word="false" fo:text-indent="0in" style:auto-text-indent="false"/>
      <style:text-properties fo:font-size="15pt" fo:language="de" fo:country="DE" style:text-underline-style="none" officeooo:rsid="000db140" officeooo:paragraph-rsid="000db140" style:font-size-asian="13.1000003814697pt" style:font-size-complex="15pt"/>
    </style:style>
    <style:style style:name="P8" style:family="paragraph" style:parent-style-name="Standard">
      <style:paragraph-properties fo:margin-left="0in" fo:margin-right="0in" fo:text-align="start" style:justify-single-word="false" fo:text-indent="0in" style:auto-text-indent="false"/>
      <style:text-properties fo:font-size="15pt" fo:language="de" fo:country="DE" style:text-underline-style="none" officeooo:rsid="000e00e4" officeooo:paragraph-rsid="000e00e4" style:font-size-asian="13.1000003814697pt" style:font-size-complex="15pt"/>
    </style:style>
    <style:style style:name="P9" style:family="paragraph" style:parent-style-name="Standard">
      <style:paragraph-properties fo:margin-left="0in" fo:margin-right="0in" fo:text-align="start" style:justify-single-word="false" fo:text-indent="0in" style:auto-text-indent="false"/>
      <style:text-properties fo:font-size="15pt" fo:language="de" fo:country="DE" style:text-underline-style="none" fo:font-weight="normal" officeooo:rsid="0010748d" officeooo:paragraph-rsid="0010748d" style:font-size-asian="13.1000003814697pt" style:font-weight-asian="normal" style:font-size-complex="15pt" style:font-weight-complex="normal"/>
    </style:style>
    <style:style style:name="P10" style:family="paragraph" style:parent-style-name="Standard">
      <style:paragraph-properties fo:margin-left="0in" fo:margin-right="0in" fo:text-align="start" style:justify-single-word="false" fo:text-indent="0in" style:auto-text-indent="false"/>
      <style:text-properties fo:font-size="16pt" fo:language="de" fo:country="DE" style:text-underline-style="solid" style:text-underline-width="auto" style:text-underline-color="font-color" officeooo:rsid="000db140" officeooo:paragraph-rsid="000db140" style:font-size-asian="16pt" style:font-size-complex="16pt"/>
    </style:style>
    <style:style style:name="P11" style:family="paragraph" style:parent-style-name="Standard">
      <style:paragraph-properties fo:margin-left="0in" fo:margin-right="0in" fo:text-align="start" style:justify-single-word="false" fo:text-indent="0in" style:auto-text-indent="false"/>
      <style:text-properties fo:font-size="16pt" fo:language="de" fo:country="DE" style:text-underline-style="solid" style:text-underline-width="auto" style:text-underline-color="font-color" fo:font-weight="normal" officeooo:rsid="000e00e4" officeooo:paragraph-rsid="000e00e4" style:font-size-asian="16pt" style:font-weight-asian="normal" style:font-size-complex="16pt" style:font-weight-complex="normal"/>
    </style:style>
    <style:style style:name="P12" style:family="paragraph" style:parent-style-name="Standard">
      <style:paragraph-properties fo:margin-left="0in" fo:margin-right="0in" fo:text-align="start" style:justify-single-word="false" fo:text-indent="0in" style:auto-text-indent="false"/>
      <style:text-properties fo:font-size="16pt" fo:language="de" fo:country="DE" style:text-underline-style="solid" style:text-underline-width="auto" style:text-underline-color="font-color" fo:font-weight="normal" officeooo:rsid="0010748d" officeooo:paragraph-rsid="0010748d" style:font-size-asian="16pt" style:font-weight-asian="normal" style:font-size-complex="16pt" style:font-weight-complex="normal"/>
    </style:style>
    <style:style style:name="T1" style:family="text">
      <style:text-properties fo:language="de" fo:country="DE"/>
    </style:style>
    <style:style style:name="T2" style:family="text">
      <style:text-properties fo:language="de" fo:country="DE" officeooo:rsid="00097ec4"/>
    </style:style>
    <style:style style:name="T3" style:family="text">
      <style:text-properties fo:language="de" fo:country="DE" officeooo:rsid="0010748d"/>
    </style:style>
    <style:style style:name="T4" style:family="text">
      <style:text-properties officeooo:rsid="000e00e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ie Corona Krise <text:span text:style-name="T4">2020</text:span></text:p>
      <text:p text:style-name="P2"/>
      <text:p text:style-name="P6"><text:span text:style-name="T2">W</text:span><text:span text:style-name="T1">as ist das Coronavirus?</text:span></text:p>
      <text:p text:style-name="P7">COVID-19 oder Coronavirus ist ein neuartiger Virus der erstmals ende 2019 in Wuhan China entdeckt wurde. Der Virus entwickelte sich zu einer Epedemie und <text:s/>rasch auch zu einer weltweiten Pandemie. Der Virus verbreitet sich von Mensch zu Mensch und wird manchmal auch noch Tage auf einer Oberfläche wiedergefunden.</text:p>
      <text:p text:style-name="P10">Symptome des Coronavirus</text:p>
      <text:p text:style-name="P8">Die Krankheitsverläufe und Symptome des Virus variieren stark. Es gibt Patienten die keine Symptome tragen aber den Virus trotsdem übertragen können. Bei den meisten Patienten (81%) verläuft der Virus nur mit einem Fieber und einer leichten Lungenentzündung. Bei 14% der Patienten verläuft das Krankheitsbild schwehr und bei etwa 5% so schwehr das eine intensivstationäre Behandlung nötig ist.</text:p>
      <text:p text:style-name="P8">Weitere Symptome von COVID-19 können Müdigkeit und Husten sein, was auch auf eine Erkältung odere Grippe hinweisen kann.</text:p>
      <text:p text:style-name="P11">Ausbreitung des Coronavirus</text:p>
      <text:p text:style-name="P4"><text:span text:style-name="T1">Das Virus breitete sich sehr schnell in Cina und auf die Nachbarländer Chinas aus. Es wurde in China als Epedemie erklärt. In der Stadt Wuhan war es besonders schlimm, da dort der Virus auf einem Fischmarkt endeckt wurde. Das Virus breitete sich dann auch auf Südkorea Japan und Vietnam aus und kam letztendlich auch in Europa an. In Deutschland gab es zu der Zeit noch relativ wenig Fälle aber in Italien verschlimmerte sich die Lage jeden Tag. Viele deutsche Reisende brachten das Virus aus Südtirol (Italien) nach Deutschland und die Bundesländer Bayern und NRW waren besonders schlimm betroffen. Die anzahl der Infizierten beträgt in Deutschland ungefähr 103 000. </text:span><text:span text:style-name="T3">Besonders schlimm ist es auch in den Vereinigten Staaten die schon knapp 400 000 Infizierte haben.</text:span></text:p>
      <text:p text:style-name="P12">Ausgangssperre Deutschland</text:p>
      <text:p text:style-name="P5"><text:span text:style-name="T1">Wegen der Corona Krise wird das Leben vieler deutschen stark beeinflusst. Die Kitas und Schulen haben geschlossen, Eltern müssen von Zuhause arbeiten und auf ihre Kinder aufpassen und Schüler müssen sich den Unterrichtsstoff alleine erarbeiten. Ausgangssperre in Deutschland bedeutet das man das eigene Haus oder Grundstück nicht verlassen darf und das man sich nicht auf Öffentlichen Plätzen Aufhalten soll. Für diese Ausgangssperre gibt es auch Ausnahmen, wie zum Beispiel das Einkaufen oder Sport machen. In vielen Läden und Restaurants hat sich auch viel verändert. Es können nur noch eine bestimmte Anzahl von Leuten in einen Laden. Restaurants servieren nur noch Essen zum Mitnehmen. Meine </text:span><text:soft-page-break/><text:span text:style-name="T1">Meinung zu der Ausgangssperre ist, dass es nötig ist. Ich finde das die Leute nicht nur sich berückswichtigen sondern auch andere die eine Infektion wohlmöglich härter treffen könnte. Die Ausgangssperre sollte eingehalten werden um die Ausbreitung des Coronavirus zu stoppen, weil es noch keine Impfung oder ein Medikament gibt.</text:span></text:p>
      <text:p text:style-name="P9"/>
      <text:p text:style-name="P9"/>
      <text:p text:style-name="P9"/>
      <text:p text:style-name="P9"/>
      <text:p text:style-name="P9">Erik Drosdziok 9b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10748d" officeooo:paragraph-rsid="0010748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Erik Drosdziok</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4-07T12:44:25.767000000</meta:creation-date>
    <dc:date>2020-04-08T11:11:28.062000000</dc:date>
    <meta:editing-duration>PT10M43S</meta:editing-duration>
    <meta:editing-cycles>2</meta:editing-cycles>
    <meta:generator>LibreOffice/6.3.3.2$Windows_X86_64 LibreOffice_project/a64200df03143b798afd1ec74a12ab50359878ed</meta:generator>
    <meta:document-statistic meta:table-count="0" meta:image-count="0" meta:object-count="0" meta:page-count="2" meta:paragraph-count="12" meta:word-count="421" meta:character-count="2769" meta:non-whitespace-character-count="2358"/>
  </office:meta>
</office:document-meta>
</file>